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60b" officeooo:paragraph-rsid="000046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ba CalCULATOR</text:p>
      <text:p text:style-name="Standard"/>
      <text:p text:style-name="Standard">//Addition.idl</text:p>
      <text:p text:style-name="Standard"/>
      <text:p text:style-name="Standard"><text:s text:c="4"/>/**</text:p>
      <text:p text:style-name="Standard"><text:s text:c="5"/>*</text:p>
      <text:p text:style-name="Standard"><text:s text:c="5"/>* @author imed</text:p>
      <text:p text:style-name="Standard"><text:s text:c="5"/>*/</text:p>
      <text:p text:style-name="Standard"><text:s text:c="4"/>module AdditionApp</text:p>
      <text:p text:style-name="Standard"><text:s text:c="4"/>{</text:p>
      <text:p text:style-name="Standard"><text:s text:c="6"/>interface Addition</text:p>
      <text:p text:style-name="Standard"><text:s text:c="6"/>{</text:p>
      <text:p text:style-name="Standard"><text:s text:c="8"/>double add(in double a, in double b);</text:p>
      <text:p text:style-name="Standard"><text:s text:c="4"/><text:tab/>double subtract(in double a, in double b);</text:p>
      <text:p text:style-name="Standard"><text:s text:c="4"/><text:tab/>double multiply(in double a, in double b);</text:p>
      <text:p text:style-name="Standard"><text:s text:c="3"/><text:tab/>double divide(in double a, in double b);</text:p>
      <text:p text:style-name="Standard"><text:s text:c="8"/>};</text:p>
      <text:p text:style-name="Standard"><text:s text:c="4"/>};</text:p>
      <text:p text:style-name="Standard"/>
      <text:p text:style-name="Standard">//AdditionObj.java</text:p>
      <text:p text:style-name="Standard"/>
      <text:p text:style-name="Standard"><text:s text:c="4"/>/**</text:p>
      <text:p text:style-name="Standard"><text:s text:c="5"/>*</text:p>
      <text:p text:style-name="Standard"><text:s text:c="5"/>* @author imed</text:p>
      <text:p text:style-name="Standard"><text:s text:c="5"/>*/</text:p>
      <text:p text:style-name="Standard"><text:s text:c="4"/>import AdditionApp.*;</text:p>
      <text:p text:style-name="Standard"><text:s text:c="4"/>import org.omg.CosNaming.*;</text:p>
      <text:p text:style-name="Standard"><text:s text:c="4"/>import org.omg.CosNaming.NamingContextPackage.*;</text:p>
      <text:p text:style-name="Standard"><text:s text:c="4"/>import org.omg.CORBA.*;</text:p>
      <text:p text:style-name="Standard"><text:s text:c="4"/>import org.omg.PortableServer.*;</text:p>
      <text:p text:style-name="Standard"><text:s text:c="4"/>import org.omg.PortableServer.POA;</text:p>
      <text:p text:style-name="Standard"><text:s text:c="4"/>import java.util.Properties;</text:p>
      <text:p text:style-name="Standard"><text:s text:c="5"/></text:p>
      <text:p text:style-name="Standard"><text:s text:c="4"/>class AdditionObj extends AdditionPOA {</text:p>
      <text:p text:style-name="Standard"><text:s text:c="6"/>private ORB orb;</text:p>
      <text:p text:style-name="Standard"><text:s text:c="5"/></text:p>
      <text:p text:style-name="Standard"><text:s text:c="6"/>public void setORB(ORB orb_val) {</text:p>
      <text:p text:style-name="Standard"><text:s text:c="8"/>orb = orb_val; </text:p>
      <text:p text:style-name="Standard"><text:s text:c="6"/>}</text:p>
      <text:p text:style-name="Standard"><text:s text:c="5"/></text:p>
      <text:p text:style-name="Standard"><text:s text:c="6"/>public double add(double a, double b) {</text:p>
      <text:p text:style-name="Standard"><text:s text:c="4"/>return a + b;</text:p>
      <text:p text:style-name="Standard"><text:s text:c="2"/>}</text:p>
      <text:p text:style-name="Standard"/>
      <text:p text:style-name="Standard"><text:s text:c="2"/>public double subtract(double a, double b) {</text:p>
      <text:p text:style-name="Standard"><text:s text:c="4"/>return a - b;</text:p>
      <text:p text:style-name="Standard"><text:s text:c="2"/>}</text:p>
      <text:p text:style-name="Standard"/>
      <text:p text:style-name="Standard"><text:s text:c="2"/>public double multiply(double a, double b) {</text:p>
      <text:p text:style-name="Standard"><text:s text:c="4"/>return a * b;</text:p>
      <text:p text:style-name="Standard"><text:s text:c="2"/>}</text:p>
      <text:p text:style-name="Standard"/>
      <text:p text:style-name="Standard"><text:soft-page-break/><text:s text:c="2"/>public double divide(double a, double b) {</text:p>
      <text:p text:style-name="Standard"><text:s text:c="4"/>return a/ b;</text:p>
      <text:p text:style-name="Standard"><text:s text:c="2"/>}</text:p>
      <text:p text:style-name="Standard"><text:s text:c="5"/></text:p>
      <text:p text:style-name="Standard"><text:s text:c="6"/>// implement shutdown() method</text:p>
      <text:p text:style-name="Standard"><text:s text:c="6"/>public void shutdown() {</text:p>
      <text:p text:style-name="Standard"><text:s text:c="8"/>orb.shutdown(false);</text:p>
      <text:p text:style-name="Standard"><text:s text:c="6"/>}</text:p>
      <text:p text:style-name="Standard"><text:s text:c="4"/>}</text:p>
      <text:p text:style-name="Standard"/>
      <text:p text:style-name="Standard"><text:s text:c="2"/></text:p>
      <text:p text:style-name="Standard">//StartServer.java</text:p>
      <text:p text:style-name="Standard"/>
      <text:p text:style-name="Standard"/>
      <text:p text:style-name="Standard"><text:s text:c="4"/>/**</text:p>
      <text:p text:style-name="Standard"><text:s text:c="5"/>*</text:p>
      <text:p text:style-name="Standard"><text:s text:c="5"/>* @author imed</text:p>
      <text:p text:style-name="Standard"><text:s text:c="5"/>*/</text:p>
      <text:p text:style-name="Standard"><text:s text:c="4"/>import AdditionApp.*;</text:p>
      <text:p text:style-name="Standard"><text:s text:c="5"/></text:p>
      <text:p text:style-name="Standard"><text:s text:c="4"/>import org.omg.CosNaming.*;</text:p>
      <text:p text:style-name="Standard"><text:s text:c="4"/>import org.omg.CosNaming.NamingContextPackage.*;</text:p>
      <text:p text:style-name="Standard"><text:s text:c="4"/>import org.omg.CORBA.*;</text:p>
      <text:p text:style-name="Standard"><text:s text:c="4"/>import org.omg.PortableServer.*;</text:p>
      <text:p text:style-name="Standard"><text:s text:c="4"/>import org.omg.PortableServer.POA;</text:p>
      <text:p text:style-name="Standard"><text:s text:c="4"/>import java.util.Properties;</text:p>
      <text:p text:style-name="Standard"><text:s text:c="5"/></text:p>
      <text:p text:style-name="Standard"><text:s text:c="4"/>public class StartServer {</text:p>
      <text:p text:style-name="Standard"><text:s text:c="5"/></text:p>
      <text:p text:style-name="Standard"><text:s text:c="6"/>public static void main(String args[]) {</text:p>
      <text:p text:style-name="Standard"><text:s text:c="8"/>try{</text:p>
      <text:p text:style-name="Standard"><text:s text:c="10"/>// create and initialize the ORB //// get reference to rootpoa &amp;amp; activate the POAManager</text:p>
      <text:p text:style-name="Standard"><text:s text:c="10"/>ORB orb = ORB.init(args, null); <text:s text:c="5"/></text:p>
      <text:p text:style-name="Standard"><text:s text:c="10"/>POA rootpoa = POAHelper.narrow(orb.resolve_initial_references("RootPOA"));</text:p>
      <text:p text:style-name="Standard"><text:s text:c="10"/>rootpoa.the_POAManager().activate();</text:p>
      <text:p text:style-name="Standard"><text:s text:c="5"/></text:p>
      <text:p text:style-name="Standard"><text:s text:c="10"/>// create servant and register it with the ORB</text:p>
      <text:p text:style-name="Standard"><text:s text:c="10"/>AdditionObj addobj = new AdditionObj();</text:p>
      <text:p text:style-name="Standard"><text:s text:c="10"/>addobj.setORB(orb); </text:p>
      <text:p text:style-name="Standard"><text:s text:c="5"/></text:p>
      <text:p text:style-name="Standard"><text:s text:c="10"/>// get object reference from the servant</text:p>
      <text:p text:style-name="Standard"><text:s text:c="10"/>org.omg.CORBA.Object ref = rootpoa.servant_to_reference(addobj);</text:p>
      <text:p text:style-name="Standard"><text:s text:c="10"/>Addition href = AdditionHelper.narrow(ref);</text:p>
      <text:p text:style-name="Standard"><text:s text:c="5"/></text:p>
      <text:p text:style-name="Standard"><text:s text:c="10"/>org.omg.CORBA.Object objRef = <text:s/>orb.resolve_initial_references("NameService");</text:p>
      <text:p text:style-name="Standard"><text:s text:c="10"/>NamingContextExt ncRef = NamingContextExtHelper.narrow(objRef);</text:p>
      <text:p text:style-name="Standard"><text:s text:c="5"/></text:p>
      <text:p text:style-name="Standard"><text:s text:c="10"/>NameComponent path[] = ncRef.to_name( "ABC" );</text:p>
      <text:p text:style-name="Standard"><text:s text:c="10"/>ncRef.rebind(path, href);</text:p>
      <text:p text:style-name="Standard"><text:s text:c="5"/></text:p>
      <text:p text:style-name="Standard"><text:s text:c="10"/>System.out.println("Calculator Server is ready and waiting ...");</text:p>
      <text:p text:style-name="Standard"><text:s text:c="5"/></text:p>
      <text:p text:style-name="Standard"><text:soft-page-break/><text:s text:c="10"/>// wait for invocations from clients</text:p>
      <text:p text:style-name="Standard"><text:s text:c="10"/>for (;;){</text:p>
      <text:p text:style-name="Standard"><text:s text:c="4"/><text:tab/> <text:s/>orb.run();</text:p>
      <text:p text:style-name="Standard"><text:s text:c="10"/>}</text:p>
      <text:p text:style-name="Standard"><text:s text:c="8"/>} </text:p>
      <text:p text:style-name="Standard"><text:s text:c="5"/></text:p>
      <text:p text:style-name="Standard"><text:s text:c="10"/>catch (Exception e) {</text:p>
      <text:p text:style-name="Standard"><text:s text:c="12"/>System.err.println("ERROR: " + e);</text:p>
      <text:p text:style-name="Standard"><text:s text:c="12"/>e.printStackTrace(System.out);</text:p>
      <text:p text:style-name="Standard"><text:s text:c="10"/>}</text:p>
      <text:p text:style-name="Standard"><text:s text:c="5"/></text:p>
      <text:p text:style-name="Standard"><text:s text:c="10"/>System.out.println("Server Exiting ...");</text:p>
      <text:p text:style-name="Standard"><text:s text:c="5"/></text:p>
      <text:p text:style-name="Standard"><text:s text:c="6"/>}</text:p>
      <text:p text:style-name="Standard"><text:s text:c="4"/>}</text:p>
      <text:p text:style-name="Standard">//StartClient.java</text:p>
      <text:p text:style-name="Standard"/>
      <text:p text:style-name="Standard"><text:s text:c="4"/>/**</text:p>
      <text:p text:style-name="Standard"><text:s text:c="5"/>*</text:p>
      <text:p text:style-name="Standard"><text:s text:c="5"/>* @author imed</text:p>
      <text:p text:style-name="Standard"><text:s text:c="5"/>*/</text:p>
      <text:p text:style-name="Standard"><text:s text:c="4"/>import AdditionApp.*;</text:p>
      <text:p text:style-name="Standard"><text:s text:c="5"/></text:p>
      <text:p text:style-name="Standard"><text:s text:c="4"/>import org.omg.CosNaming.*;</text:p>
      <text:p text:style-name="Standard"><text:s text:c="4"/>import org.omg.CosNaming.NamingContextPackage.*;</text:p>
      <text:p text:style-name="Standard"><text:s text:c="4"/>import org.omg.CORBA.*;</text:p>
      <text:p text:style-name="Standard"><text:s text:c="4"/>import java.io.*;</text:p>
      <text:p text:style-name="Standard"><text:s text:c="4"/>import java.util.*;</text:p>
      <text:p text:style-name="Standard"><text:s text:c="5"/></text:p>
      <text:p text:style-name="Standard"><text:s text:c="4"/>public class StartClient {</text:p>
      <text:p text:style-name="Standard"><text:s text:c="5"/></text:p>
      <text:p text:style-name="Standard"><text:s text:c="8"/>/**</text:p>
      <text:p text:style-name="Standard"><text:s text:c="9"/>* @param args the command line arguments</text:p>
      <text:p text:style-name="Standard"><text:s text:c="9"/>*/</text:p>
      <text:p text:style-name="Standard"><text:s text:c="8"/>public static void main(String[] args) {</text:p>
      <text:p text:style-name="Standard"><text:s text:c="10"/>try {</text:p>
      <text:p text:style-name="Standard"><text:s text:c="4"/><text:tab/> <text:s text:c="3"/>ORB orb = ORB.init(args, null);</text:p>
      <text:p text:style-name="Standard"><text:s text:c="4"/><text:tab/> <text:s text:c="3"/>org.omg.CORBA.Object objRef = <text:s text:c="2"/>orb.resolve_initial_references("NameService");</text:p>
      <text:p text:style-name="Standard"><text:s text:c="4"/><text:tab/> <text:s text:c="3"/>NamingContextExt ncRef = NamingContextExtHelper.narrow(objRef);</text:p>
      <text:p text:style-name="Standard"><text:s text:c="4"/><text:tab/> <text:s text:c="3"/>Addition addobj = (Addition) AdditionHelper.narrow(ncRef.resolve_str("ABC"));</text:p>
      <text:p text:style-name="Standard"><text:s text:c="5"/></text:p>
      <text:p text:style-name="Standard"><text:s text:c="16"/>System.out.println("Welcome to the Calculator system:"); </text:p>
      <text:p text:style-name="Standard"><text:tab/><text:tab/>Scanner c=new Scanner(System.in);</text:p>
      <text:p text:style-name="Standard"><text:tab/><text:tab/>for(;;){</text:p>
      <text:p text:style-name="Standard"><text:tab/><text:tab/><text:tab/>System.out.println("Enter Your Choice ");</text:p>
      <text:p text:style-name="Standard"><text:s text:c="4"/><text:tab/><text:tab/> <text:s text:c="5"/>System.out.println("1 for Addition");</text:p>
      <text:p text:style-name="Standard"><text:s text:c="4"/><text:tab/><text:tab/> <text:s text:c="5"/>System.out.println("2 for Subtraction");</text:p>
      <text:p text:style-name="Standard"><text:s text:c="4"/><text:tab/><text:tab/> <text:s text:c="5"/>System.out.println("3 for Multiplication");</text:p>
      <text:p text:style-name="Standard"><text:s text:c="4"/><text:tab/><text:tab/> <text:s text:c="5"/>System.out.println("4 for Division");</text:p>
      <text:p text:style-name="Standard"><text:s/><text:tab/><text:tab/><text:tab/>System.out.println("5 for Exit");</text:p>
      <text:p text:style-name="Standard"><text:tab/><text:tab/><text:tab/>int choice=c.nextInt();</text:p>
      <text:p text:style-name="Standard"><text:tab/><text:tab/><text:tab/>if(choice==5){</text:p>
      <text:p text:style-name="Standard"><text:soft-page-break/><text:tab/><text:tab/><text:tab/>break;</text:p>
      <text:p text:style-name="Standard"><text:tab/><text:tab/><text:tab/><text:tab/>}</text:p>
      <text:p text:style-name="Standard"><text:tab/><text:tab/><text:tab/>System.out.println("Enter a:");</text:p>
      <text:p text:style-name="Standard"><text:s text:c="4"/><text:tab/><text:tab/> <text:s text:c="5"/><text:tab/>double a=c.nextDouble();</text:p>
      <text:p text:style-name="Standard"><text:s text:c="4"/><text:tab/><text:tab/> <text:s text:c="5"/>System.out.println("Enter b:");</text:p>
      <text:p text:style-name="Standard"><text:s text:c="4"/><text:tab/><text:tab/> <text:s text:c="5"/>double b=c.nextDouble();</text:p>
      <text:p text:style-name="Standard"><text:s text:c="4"/><text:tab/><text:tab/> <text:s text:c="5"/>switch(choice){</text:p>
      <text:p text:style-name="Standard"><text:s text:c="6"/><text:tab/><text:tab/> <text:s text:c="5"/>case 1:</text:p>
      <text:p text:style-name="Standard"><text:s text:c="6"/><text:tab/><text:tab/> <text:s text:c="7"/>System.out.println((int)a + " + " + (int)b + " = " + (int)addobj.add(a, b));</text:p>
      <text:p text:style-name="Standard"><text:s text:c="6"/><text:tab/><text:tab/> <text:s text:c="7"/>break;</text:p>
      <text:p text:style-name="Standard"><text:s text:c="6"/><text:tab/><text:tab/> <text:s text:c="5"/>case 2:</text:p>
      <text:p text:style-name="Standard"><text:s text:c="6"/><text:tab/><text:tab/> <text:s text:c="7"/>System.out.println((int)a + " - " + (int)b + " = " + (int)addobj.subtract(a, b));</text:p>
      <text:p text:style-name="Standard"><text:s text:c="6"/><text:tab/><text:tab/> <text:s text:c="7"/>break;</text:p>
      <text:p text:style-name="Standard"><text:s text:c="6"/><text:tab/><text:tab/> <text:s text:c="6"/>case 3:</text:p>
      <text:p text:style-name="Standard"><text:s text:c="6"/><text:tab/><text:tab/> <text:s text:c="7"/>System.out.println((int)a + " * " + (int)b + " = " + (int)addobj.multiply(a, b));</text:p>
      <text:p text:style-name="Standard"><text:s text:c="6"/><text:tab/><text:tab/> <text:s text:c="7"/>break;</text:p>
      <text:p text:style-name="Standard"><text:s text:c="6"/><text:tab/><text:tab/> <text:s text:c="6"/>case 4:</text:p>
      <text:p text:style-name="Standard"><text:s text:c="6"/><text:tab/><text:tab/> <text:s text:c="7"/>System.out.println((int)a + " / " + (int)b + " = " + (int)addobj.divide(a, b));</text:p>
      <text:p text:style-name="Standard"><text:s text:c="6"/><text:tab/><text:tab/> <text:s text:c="7"/>break;</text:p>
      <text:p text:style-name="Standard"><text:s text:c="6"/><text:tab/><text:tab/> <text:s text:c="7"/>default:</text:p>
      <text:p text:style-name="Standard"><text:s text:c="6"/><text:tab/><text:tab/> <text:s text:c="7"/><text:tab/>System.out.println("Invalid Choice");</text:p>
      <text:p text:style-name="Standard"><text:s text:c="4"/><text:tab/><text:tab/> <text:s text:c="7"/>}</text:p>
      <text:p text:style-name="Standard"><text:s text:c="12"/></text:p>
      <text:p text:style-name="Standard"><text:tab/><text:tab/><text:tab/>} </text:p>
      <text:p text:style-name="Standard"><text:tab/><text:tab/>} <text:s text:c="4"/><text:tab/><text:tab/> <text:s text:c="3"/></text:p>
      <text:p text:style-name="Standard"><text:s text:c="3"/></text:p>
      <text:p text:style-name="Standard"><text:s text:c="11"/>catch (Exception e) {</text:p>
      <text:p text:style-name="Standard"><text:s text:c="14"/>System.out.println("Hello Client exception: " + e);</text:p>
      <text:p text:style-name="Standard"><text:s text:c="4"/><text:tab/> <text:s/>e.printStackTrace();</text:p>
      <text:p text:style-name="Standard"><text:s text:c="11"/>}</text:p>
      <text:p text:style-name="Standard"><text:s text:c="5"/></text:p>
      <text:p text:style-name="Standard"><text:s text:c="8"/>}</text:p>
      <text:p text:style-name="Standard"><text:s text:c="5"/></text:p>
      <text:p text:style-name="Standard"><text:s text:c="4"/>}</text:p>
      <text:p text:style-name="Standard"/>
      <text:p text:style-name="Standard"/>
      <text:p text:style-name="Standard"/>
      <text:p text:style-name="Standard">OUTPUT:-</text:p>
      <text:p text:style-name="Standard"/>
      <text:p text:style-name="Standard">1st Terminal:-</text:p>
      <text:p text:style-name="Standard">idlj -fall Addition.idl</text:p>
      <text:p text:style-name="Standard"/>
      <text:p text:style-name="Standard">(base) itl1@itl1-OptiPlex-390:~/Desktop/Renuka/Corba$ idlj -fall Addition.idl(base) itl1@itl1-OptiPlex-390:~/Desktop/Renuka/Corba$ javac *.java AdditionApp/*.java</text:p>
      <text:p text:style-name="Standard">Note: AdditionApp/AdditionPOA.java uses unchecked or unsafe operations.</text:p>
      <text:p text:style-name="Standard">Note: Recompile with -Xlint:unchecked for details.</text:p>
      <text:p text:style-name="Standard">(base) itl1@itl1-OptiPlex-390:~/Desktop/Renuka/Corba$ orbd -ORBInitialPort 1050&amp;</text:p>
      <text:p text:style-name="Standard">[1] 7496</text:p>
      <text:p text:style-name="Standard">(base) itl1@itl1-OptiPlex-390:~/Desktop/Renuka/Corba$ java StartServer -ORBInitialPort 1050 -ORBInitialHost localhost&amp;</text:p>
      <text:p text:style-name="Standard">[2] 7514</text:p>
      <text:p text:style-name="Standard">(base) itl1@itl1-OptiPlex-390:~/Desktop/Renuka/Corba$ Calculator Server is ready and waiting ...</text:p>
      <text:p text:style-name="Standard"><text:soft-page-break/></text:p>
      <text:p text:style-name="Standard">//**********************************************************************************//</text:p>
      <text:p text:style-name="Standard">2n Terminal:-</text:p>
      <text:p text:style-name="Standard">(base) itl1@itl1-OptiPlex-390:~/Desktop/Renuka/Corba$ java StartClient -ORBInitialPort 1050 -ORBInitialHost localhost</text:p>
      <text:p text:style-name="Standard">Welcome to the Calculator system:</text:p>
      <text:p text:style-name="Standard">Enter Your Choice </text:p>
      <text:p text:style-name="Standard">1 for Addition</text:p>
      <text:p text:style-name="Standard">2 for Subtraction</text:p>
      <text:p text:style-name="Standard">3 for Multiplication</text:p>
      <text:p text:style-name="Standard">4 for Division</text:p>
      <text:p text:style-name="Standard">5 for Exit</text:p>
      <text:p text:style-name="Standard">1</text:p>
      <text:p text:style-name="Standard">Enter a:</text:p>
      <text:p text:style-name="Standard">10</text:p>
      <text:p text:style-name="Standard">Enter b:</text:p>
      <text:p text:style-name="Standard">2</text:p>
      <text:p text:style-name="Standard">10 + 5 = 15</text:p>
      <text:p text:style-name="Standard">Enter Your Choice </text:p>
      <text:p text:style-name="Standard">1 for Addition</text:p>
      <text:p text:style-name="Standard">2 for Subtraction</text:p>
      <text:p text:style-name="Standard">3 for Multiplication</text:p>
      <text:p text:style-name="Standard">4 for Division</text:p>
      <text:p text:style-name="Standard">5 for Exit</text:p>
      <text:p text:style-name="Standard">2</text:p>
      <text:p text:style-name="Standard">Enter a:</text:p>
      <text:p text:style-name="Standard">10</text:p>
      <text:p text:style-name="Standard">Enter b:</text:p>
      <text:p text:style-name="Standard">2</text:p>
      <text:p text:style-name="Standard">10 - 4 = 6</text:p>
      <text:p text:style-name="Standard">Enter Your Choice </text:p>
      <text:p text:style-name="Standard">1 for Addition</text:p>
      <text:p text:style-name="Standard">2 for Subtraction</text:p>
      <text:p text:style-name="Standard">3 for Multiplication</text:p>
      <text:p text:style-name="Standard">4 for Division</text:p>
      <text:p text:style-name="Standard">5 for Exit</text:p>
      <text:p text:style-name="Standard">3</text:p>
      <text:p text:style-name="Standard">Enter a:</text:p>
      <text:p text:style-name="Standard">56</text:p>
      <text:p text:style-name="Standard">Enter b:</text:p>
      <text:p text:style-name="Standard">365</text:p>
      <text:p text:style-name="Standard">56 * 365 = 20440</text:p>
      <text:p text:style-name="Standard">Enter Your Choice </text:p>
      <text:p text:style-name="Standard">1 for Addition</text:p>
      <text:p text:style-name="Standard">2 for Subtraction</text:p>
      <text:p text:style-name="Standard">3 for Multiplication</text:p>
      <text:p text:style-name="Standard">4 for Division</text:p>
      <text:p text:style-name="Standard">5 for Exit</text:p>
      <text:p text:style-name="Standard">4</text:p>
      <text:p text:style-name="Standard">Enter a:</text:p>
      <text:p text:style-name="Standard"><text:soft-page-break/>50</text:p>
      <text:p text:style-name="Standard">Enter b:</text:p>
      <text:p text:style-name="Standard">5</text:p>
      <text:p text:style-name="Standard">50 / 5 = 10</text:p>
      <text:p text:style-name="Standard">Enter Your Choice </text:p>
      <text:p text:style-name="Standard">1 for Addition</text:p>
      <text:p text:style-name="Standard">2 for Subtraction</text:p>
      <text:p text:style-name="Standard">3 for Multiplication</text:p>
      <text:p text:style-name="Standard">4 for Division</text:p>
      <text:p text:style-name="Standard">5 for Exit</text:p>
      <text:p text:style-name="Standard">5</text:p>
      <text:p text:style-name="Standard">(base) itl1@itl1-OptiPlex-390:~/Desktop/Renuka/Corba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5:06:37.208808092</meta:creation-date>
    <dc:date>2024-04-24T15:09:13.603007694</dc:date>
    <meta:editing-duration>PT2M36S</meta:editing-duration>
    <meta:editing-cycles>1</meta:editing-cycles>
    <meta:document-statistic meta:table-count="0" meta:image-count="0" meta:object-count="0" meta:page-count="6" meta:paragraph-count="250" meta:word-count="676" meta:character-count="6527" meta:non-whitespace-character-count="4818"/>
    <meta:generator>LibreOffice/7.3.7.2$Linux_X86_64 LibreOffice_project/30$Build-2</meta:generator>
  </office:meta>
</office:document-meta>
</file>